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Helvetica1"/>
    </style:style>
    <style:style style:name="T25" style:family="text">
      <style:text-properties style:font-name="Helvetica1" fo:font-weight="normal" style:font-weight-asian="normal" style:font-weight-complex="normal"/>
    </style:style>
    <style:style style:name="T26" style:family="text">
      <style:text-properties style:font-name-complex="Courier New1"/>
    </style:style>
    <style:style style:name="T2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text:soft-page-break/>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4">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5"> command to set activities and duty of input ports or pins in the design. The activities are propagated through gates and used in the power calculations.</text:span></text:span></text:p>
      <text:p text:style-name="Body_20_first"><text:span text:style-name="Command_20_Heading"><text:span text:style-name="T25"/></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5"/></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ext:soft-page-break/>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ext:soft-page-break/>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ext:soft-page-break/>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ext:soft-page-break/>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ext:soft-page-break/>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ext:soft-page-break/>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7">'</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ext:soft-page-break/>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ext:soft-page-break/>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ext:soft-page-break/>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ext:soft-page-break/>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6">[-capacitance </text:span><text:span text:style-name="T4">cap_unit</text:span><text:span text:style-name="T26">]<text:line-break/>[-resistance </text:span><text:span text:style-name="T4">res_unit</text:span><text:span text:style-name="T26">]<text:line-break/>[-time </text:span><text:span text:style-name="T4">time_unit</text:span><text:span text:style-name="T26">]<text:line-break/>[-voltage </text:span><text:span text:style-name="T4">voltage_unit</text:span><text:span text:style-name="T26">]<text:line-break/>[-current </text:span><text:span text:style-name="T4">current_unit</text:span><text:span text:style-name="T26">]<text:line-break/>[-power </text:span><text:span text:style-name="T4">power_unit</text:span><text:span text:style-name="T26">]<text:line-break/></text:span><text:span text:style-name="T26">[-distance </text:span><text:span text:style-name="T5">distance_unit</text:span><text:span text:style-name="T26">]</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7">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ext:soft-page-break/>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path_spice</text:span></text:p>
          </table:table-cell>
          <table:table-cell table:style-name="Table109.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09.1">
          <table:table-cell table:style-name="Table109.A2" office:value-type="string">
            <text:p text:style-name="P12"><text:span text:style-name="Command_20_Argument"><text:span text:style-name="T21">path_args</text:span></text:span></text:p>
          </table:table-cell>
          <table:table-cell table:style-name="Table109.A2" office:value-type="string">
            <text:p text:style-name="P14">-from|-through|-to arguments as in report_checks.</text:p>
          </table:table-cell>
        </table:table-row>
        <table:table-row table:style-name="Table109.1">
          <table:table-cell table:style-name="Table109.A2" office:value-type="string">
            <text:p text:style-name="P13">spice_directory</text:p>
          </table:table-cell>
          <table:table-cell table:style-name="Table109.A2" office:value-type="string">
            <text:p text:style-name="P4">Spice output directory.</text:p>
          </table:table-cell>
        </table:table-row>
        <table:table-row table:style-name="Table109.1">
          <table:table-cell table:style-name="Table109.A2" office:value-type="string">
            <text:p text:style-name="P13">lib_subckts_file</text:p>
          </table:table-cell>
          <table:table-cell table:style-name="Table109.A2" office:value-type="string">
            <text:p text:style-name="P4">Cell transistor level subckts.</text:p>
          </table:table-cell>
        </table:table-row>
        <table:table-row table:style-name="Table109.1">
          <table:table-cell table:style-name="Table109.A2" office:value-type="string">
            <text:p text:style-name="P13">model_file</text:p>
          </table:table-cell>
          <table:table-cell table:style-name="Table109.A2" office:value-type="string">
            <text:p text:style-name="P4">Transistor model definitions .included by <text:span text:style-name="T3">spice_file</text:span>.</text:p>
          </table:table-cell>
        </table:table-row>
        <table:table-row table:style-name="Table109.1">
          <table:table-cell table:style-name="Table109.A2" office:value-type="string">
            <text:p text:style-name="P13">power</text:p>
          </table:table-cell>
          <table:table-cell table:style-name="Table109.A2" office:value-type="string">
            <text:p text:style-name="P4">Voltage supply name in voltage_map of the default liberty library.</text:p>
          </table:table-cell>
        </table:table-row>
        <text:soft-page-break/>
        <table:table-row table:style-name="Table109.1">
          <table:table-cell table:style-name="Table109.A2" office:value-type="string">
            <text:p text:style-name="P12"><text:span text:style-name="Command_20_Argument"><text:span text:style-name="T21">ground</text:span></text:span></text:p>
          </table:table-cell>
          <table:table-cell table:style-name="Table109.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4">,</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ext:soft-page-break/>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ext:soft-page-break/>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6</meta:editing-cycles>
    <meta:print-date>2011-02-05T01:56:00</meta:print-date>
    <meta:creation-date>2010-07-31T21:07:00</meta:creation-date>
    <dc:date>2020-06-08T16:59:06</dc:date>
    <meta:editing-duration>P31DT3H38M56S</meta:editing-duration>
    <meta:generator>OpenOffice/4.1.7$Unix OpenOffice.org_project/417m1$Build-9800</meta:generator>
    <meta:document-statistic meta:table-count="151" meta:image-count="0" meta:object-count="0" meta:page-count="70" meta:paragraph-count="1685" meta:word-count="12222" meta:character-count="8330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